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pitch="variable"/>
    <style:font-face style:name="Fira Sans" svg:font-family="'Fira Sans'" style:font-adornments="Έντονα" style:font-family-generic="swiss" style:font-pitch="variable"/>
    <style:font-face style:name="Fira Sans1" svg:font-family="'Fira Sans'" style:font-adornments="Κανονικά" style:font-family-generic="swiss"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adornments="Κανονικά"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face style:name="Times New Roman" svg:font-family="'Times New Roman'" style:font-adornments="Κανονικά" style:font-family-generic="roman"/>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31f8330" officeooo:paragraph-rsid="031f8330"/>
    </style:style>
    <style:style style:name="P2" style:family="paragraph" style:parent-style-name="Text_20_body">
      <style:text-properties officeooo:rsid="031f8330" officeooo:paragraph-rsid="031fdfe0"/>
    </style:style>
    <style:style style:name="P3" style:family="paragraph" style:parent-style-name="Text_20_body">
      <style:text-properties officeooo:rsid="031fdfe0" officeooo:paragraph-rsid="031fdfe0"/>
    </style:style>
    <style:style style:name="P4" style:family="paragraph" style:parent-style-name="Text_20_body">
      <style:text-properties officeooo:rsid="031fdfe0" officeooo:paragraph-rsid="03349a91"/>
    </style:style>
    <style:style style:name="P5" style:family="paragraph" style:parent-style-name="Text_20_body">
      <style:text-properties officeooo:paragraph-rsid="032722d5"/>
    </style:style>
    <style:style style:name="P6" style:family="paragraph" style:parent-style-name="Text_20_body">
      <style:text-properties style:use-window-font-color="true" loext:opacity="0%" style:font-name="Fira Sans1" fo:font-size="11pt" fo:language="el" fo:country="GR" officeooo:rsid="031f8330" officeooo:paragraph-rsid="031f8330" style:letter-kerning="true" style:font-name-asian="Droid Sans Fallback" style:font-size-asian="12pt" style:language-asian="zh" style:country-asian="CN" style:font-name-complex="FreeSans" style:font-size-complex="12pt" style:language-complex="hi" style:country-complex="IN"/>
    </style:style>
    <style:style style:name="P7" style:family="paragraph" style:parent-style-name="Text_20_body">
      <style:text-properties style:use-window-font-color="true" loext:opacity="0%" style:font-name="Fira Sans1" fo:font-size="11pt" fo:language="el" fo:country="GR" officeooo:rsid="033e744e" officeooo:paragraph-rsid="03402b17" style:letter-kerning="true" style:font-name-asian="Droid Sans Fallback" style:font-size-asian="12pt" style:language-asian="zh" style:country-asian="CN" style:font-name-complex="FreeSans" style:font-size-complex="12pt" style:language-complex="hi" style:country-complex="IN"/>
    </style:style>
    <style:style style:name="P8" style:family="paragraph" style:parent-style-name="Text_20_body">
      <style:text-properties style:use-window-font-color="true" loext:opacity="0%" style:font-name="Fira Sans1" fo:font-size="11pt" fo:language="el" fo:country="GR" officeooo:rsid="0342692b" officeooo:paragraph-rsid="034721b9" style:letter-kerning="true" style:font-name-asian="Droid Sans Fallback" style:font-size-asian="12pt" style:language-asian="zh" style:country-asian="CN" style:font-name-complex="FreeSans" style:font-size-complex="12pt" style:language-complex="hi" style:country-complex="IN"/>
    </style:style>
    <style:style style:name="P9" style:family="paragraph" style:parent-style-name="Text_20_body">
      <style:text-properties style:use-window-font-color="true" loext:opacity="0%" style:font-name="Fira Sans1" fo:font-size="11pt" fo:language="el" fo:country="GR" officeooo:rsid="034721b9" officeooo:paragraph-rsid="034721b9" style:letter-kerning="true" style:font-name-asian="Droid Sans Fallback" style:font-size-asian="12pt" style:language-asian="zh" style:country-asian="CN" style:font-name-complex="FreeSans" style:font-size-complex="12pt" style:language-complex="hi" style:country-complex="IN"/>
    </style:style>
    <style:style style:name="P10" style:family="paragraph" style:parent-style-name="Text_20_body">
      <style:text-properties style:use-window-font-color="true" loext:opacity="0%" style:font-name="Fira Sans1" fo:font-size="11pt" fo:language="el" fo:country="GR" officeooo:rsid="034ef6a0" officeooo:paragraph-rsid="034ef6a0" style:letter-kerning="true" style:font-name-asian="Droid Sans Fallback" style:font-size-asian="12pt" style:language-asian="zh" style:country-asian="CN" style:font-name-complex="FreeSans" style:font-size-complex="12pt" style:language-complex="hi" style:country-complex="IN"/>
    </style:style>
    <style:style style:name="P11" style:family="paragraph" style:parent-style-name="Text_20_body">
      <style:text-properties style:use-window-font-color="true" loext:opacity="0%" style:font-name="Fira Sans1" fo:font-size="11pt" fo:language="el" fo:country="GR" officeooo:rsid="0363dbdb" officeooo:paragraph-rsid="0364bdbb" style:letter-kerning="true" style:font-name-asian="Droid Sans Fallback" style:font-size-asian="12pt" style:language-asian="zh" style:country-asian="CN" style:font-name-complex="FreeSans" style:font-size-complex="12pt" style:language-complex="hi" style:country-complex="IN"/>
    </style:style>
    <style:style style:name="P12" style:family="paragraph" style:parent-style-name="Text_20_body">
      <style:text-properties officeooo:paragraph-rsid="03279bc5"/>
    </style:style>
    <style:style style:name="P13" style:family="paragraph" style:parent-style-name="Text_20_body">
      <style:text-properties officeooo:paragraph-rsid="032e3076"/>
    </style:style>
    <style:style style:name="P14" style:family="paragraph" style:parent-style-name="Text_20_body">
      <style:text-properties officeooo:paragraph-rsid="0336807c"/>
    </style:style>
    <style:style style:name="P15" style:family="paragraph" style:parent-style-name="Text_20_body">
      <style:text-properties officeooo:rsid="0336807c" officeooo:paragraph-rsid="0336807c"/>
    </style:style>
    <style:style style:name="P16" style:family="paragraph" style:parent-style-name="Text_20_body">
      <style:text-properties officeooo:paragraph-rsid="033b3ff8"/>
    </style:style>
    <style:style style:name="P17" style:family="paragraph" style:parent-style-name="Heading_20_2">
      <style:text-properties officeooo:rsid="035477b3" officeooo:paragraph-rsid="035477b3"/>
    </style:style>
    <style:style style:name="P18" style:family="paragraph" style:parent-style-name="Text_20_body">
      <style:text-properties fo:font-style="italic" officeooo:rsid="032722d5" officeooo:paragraph-rsid="032722d5" style:font-style-asian="italic" style:font-style-complex="italic"/>
    </style:style>
    <style:style style:name="P19" style:family="paragraph" style:parent-style-name="Text_20_body">
      <style:paragraph-properties fo:break-before="page"/>
      <style:text-properties fo:font-style="italic" officeooo:rsid="032722d5" officeooo:paragraph-rsid="032722d5" style:font-style-asian="italic" style:font-style-complex="italic"/>
    </style:style>
    <style:style style:name="P20" style:family="paragraph" style:parent-style-name="Text_20_body">
      <style:paragraph-properties fo:break-before="page"/>
      <style:text-properties fo:font-style="italic" officeooo:rsid="032722d5" officeooo:paragraph-rsid="03364a00" style:font-style-asian="italic" style:font-style-complex="italic"/>
    </style:style>
    <style:style style:name="P21" style:family="paragraph" style:parent-style-name="Text_20_body">
      <style:text-properties fo:font-style="italic" officeooo:rsid="032722d5" officeooo:paragraph-rsid="032e3076" style:font-style-asian="italic" style:font-style-complex="italic"/>
    </style:style>
    <style:style style:name="P22" style:family="paragraph" style:parent-style-name="Text_20_body">
      <style:paragraph-properties fo:break-before="page"/>
      <style:text-properties fo:font-style="italic" officeooo:rsid="032722d5" officeooo:paragraph-rsid="0356f45f" style:font-style-asian="italic" style:font-style-complex="italic"/>
    </style:style>
    <style:style style:name="P23" style:family="paragraph" style:parent-style-name="Text_20_body">
      <style:text-properties fo:font-style="italic" officeooo:paragraph-rsid="03279bc5" style:font-style-asian="italic" style:font-style-complex="italic"/>
    </style:style>
    <style:style style:name="P24" style:family="paragraph" style:parent-style-name="Text_20_body">
      <style:text-properties officeooo:rsid="03501628" officeooo:paragraph-rsid="03502915"/>
    </style:style>
    <style:style style:name="P25" style:family="paragraph" style:parent-style-name="Text_20_body">
      <style:text-properties officeooo:rsid="032722d5" officeooo:paragraph-rsid="03364a00"/>
    </style:style>
    <style:style style:name="P26" style:family="paragraph" style:parent-style-name="Text_20_body">
      <style:text-properties officeooo:rsid="032722d5" officeooo:paragraph-rsid="0356f45f"/>
    </style:style>
    <style:style style:name="P27" style:family="paragraph" style:parent-style-name="Text_20_body">
      <style:paragraph-properties fo:break-before="page"/>
      <style:text-properties officeooo:rsid="032722d5" officeooo:paragraph-rsid="0356f45f"/>
    </style:style>
    <style:style style:name="P28" style:family="paragraph" style:parent-style-name="Text_20_body">
      <style:text-properties officeooo:rsid="032722d5" officeooo:paragraph-rsid="032722d5"/>
    </style:style>
    <style:style style:name="P29" style:family="paragraph" style:parent-style-name="Text_20_body">
      <style:text-properties officeooo:paragraph-rsid="0356f45f"/>
    </style:style>
    <style:style style:name="P30" style:family="paragraph" style:parent-style-name="Text_20_body">
      <style:text-properties officeooo:rsid="035e3c38" officeooo:paragraph-rsid="035e3c38"/>
    </style:style>
    <style:style style:name="P31" style:family="paragraph" style:parent-style-name="Text_20_body">
      <style:text-properties officeooo:rsid="0361c606" officeooo:paragraph-rsid="036301ba"/>
    </style:style>
    <style:style style:name="P32" style:family="paragraph" style:parent-style-name="Text_20_body">
      <style:text-properties officeooo:rsid="036301ba" officeooo:paragraph-rsid="0364bdbb"/>
    </style:style>
    <style:style style:name="P33" style:family="paragraph" style:parent-style-name="Text_20_body">
      <style:text-properties officeooo:rsid="0364bdbb" officeooo:paragraph-rsid="0364bdbb"/>
    </style:style>
    <style:style style:name="P34" style:family="paragraph" style:parent-style-name="Text_20_body">
      <style:text-properties officeooo:paragraph-rsid="03513807"/>
    </style:style>
    <style:style style:name="P35" style:family="paragraph" style:parent-style-name="Text_20_body">
      <style:text-properties officeooo:rsid="03541a0e" officeooo:paragraph-rsid="0364f0c6"/>
    </style:style>
    <style:style style:name="P36" style:family="paragraph" style:parent-style-name="Text_20_body">
      <style:text-properties officeooo:paragraph-rsid="0364f0c6"/>
    </style:style>
    <style:style style:name="P37" style:family="paragraph" style:parent-style-name="Heading_20_1" style:master-page-name="Standard">
      <style:paragraph-properties style:page-number="auto"/>
    </style:style>
    <style:style style:name="P38" style:family="paragraph" style:parent-style-name="Text_20_body">
      <style:text-properties style:use-window-font-color="true" loext:opacity="0%" style:font-name="Fira Sans1" fo:font-size="11pt" fo:language="el" fo:country="GR" fo:font-style="normal" officeooo:rsid="03541a0e" officeooo:paragraph-rsid="0364f0c6"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P39" style:family="paragraph" style:parent-style-name="Text_20_body" style:list-style-name="L1"/>
    <style:style style:name="P40" style:family="paragraph" style:parent-style-name="Text_20_body">
      <style:text-properties officeooo:rsid="036048c3" officeooo:paragraph-rsid="0365d202"/>
    </style:style>
    <style:style style:name="T1" style:family="text">
      <style:text-properties style:use-window-font-color="true" loext:opacity="0%" style:font-name="Fira Sans1" fo:font-size="11pt" fo:language="el" fo:country="GR" style:letter-kerning="true" style:font-name-asian="Droid Sans Fallback" style:font-size-asian="12pt" style:language-asian="zh" style:country-asian="CN" style:font-name-complex="FreeSans" style:font-size-complex="12pt" style:language-complex="hi" style:country-complex="IN"/>
    </style:style>
    <style:style style:name="T2" style:family="text">
      <style:text-properties style:use-window-font-color="true" loext:opacity="0%" style:font-name="Fira Sans1" fo:font-size="11pt" fo:language="el" fo:country="GR" officeooo:rsid="031fdfe0" style:letter-kerning="true" style:font-name-asian="Droid Sans Fallback" style:font-size-asian="12pt" style:language-asian="zh" style:country-asian="CN" style:font-name-complex="FreeSans" style:font-size-complex="12pt" style:language-complex="hi" style:country-complex="IN"/>
    </style:style>
    <style:style style:name="T3" style:family="text">
      <style:text-properties style:use-window-font-color="true" loext:opacity="0%" style:font-name="Fira Sans1" fo:font-size="11pt" fo:language="el" fo:country="GR" officeooo:rsid="0320f5ba" style:letter-kerning="true" style:font-name-asian="Droid Sans Fallback" style:font-size-asian="12pt" style:language-asian="zh" style:country-asian="CN" style:font-name-complex="FreeSans" style:font-size-complex="12pt" style:language-complex="hi" style:country-complex="IN"/>
    </style:style>
    <style:style style:name="T4" style:family="text">
      <style:text-properties style:use-window-font-color="true" loext:opacity="0%" style:font-name="Fira Sans1" fo:font-size="11pt" fo:language="el" fo:country="GR" officeooo:rsid="03212818" style:letter-kerning="true" style:font-name-asian="Droid Sans Fallback" style:font-size-asian="12pt" style:language-asian="zh" style:country-asian="CN" style:font-name-complex="FreeSans" style:font-size-complex="12pt" style:language-complex="hi" style:country-complex="IN"/>
    </style:style>
    <style:style style:name="T5" style:family="text">
      <style:text-properties style:use-window-font-color="true" loext:opacity="0%" style:font-name="Fira Sans1" fo:font-size="11pt" fo:language="el" fo:country="GR" officeooo:rsid="0322ffcd" style:letter-kerning="true" style:font-name-asian="Droid Sans Fallback" style:font-size-asian="12pt" style:language-asian="zh" style:country-asian="CN" style:font-name-complex="FreeSans" style:font-size-complex="12pt" style:language-complex="hi" style:country-complex="IN"/>
    </style:style>
    <style:style style:name="T6" style:family="text">
      <style:text-properties style:use-window-font-color="true" loext:opacity="0%" style:font-name="Fira Sans1" fo:font-size="11pt" fo:language="el" fo:country="GR" officeooo:rsid="032722d5" style:letter-kerning="true" style:font-name-asian="Droid Sans Fallback" style:font-size-asian="12pt" style:language-asian="zh" style:country-asian="CN" style:font-name-complex="FreeSans" style:font-size-complex="12pt" style:language-complex="hi" style:country-complex="IN"/>
    </style:style>
    <style:style style:name="T7" style:family="text">
      <style:text-properties style:use-window-font-color="true" loext:opacity="0%" style:font-name="Fira Sans1" fo:font-size="11pt" fo:language="el" fo:country="GR" officeooo:rsid="03296c3c" style:letter-kerning="true" style:font-name-asian="Droid Sans Fallback" style:font-size-asian="12pt" style:language-asian="zh" style:country-asian="CN" style:font-name-complex="FreeSans" style:font-size-complex="12pt" style:language-complex="hi" style:country-complex="IN"/>
    </style:style>
    <style:style style:name="T8" style:family="text">
      <style:text-properties style:use-window-font-color="true" loext:opacity="0%" style:font-name="Fira Sans1" fo:font-size="11pt" fo:language="el" fo:country="GR" officeooo:rsid="032e3076" style:letter-kerning="true" style:font-name-asian="Droid Sans Fallback" style:font-size-asian="12pt" style:language-asian="zh" style:country-asian="CN" style:font-name-complex="FreeSans" style:font-size-complex="12pt" style:language-complex="hi" style:country-complex="IN"/>
    </style:style>
    <style:style style:name="T9" style:family="text">
      <style:text-properties style:use-window-font-color="true" loext:opacity="0%" style:font-name="Fira Sans1" fo:font-size="11pt" fo:language="el" fo:country="GR" officeooo:rsid="03364a00" style:letter-kerning="true" style:font-name-asian="Droid Sans Fallback" style:font-size-asian="12pt" style:language-asian="zh" style:country-asian="CN" style:font-name-complex="FreeSans" style:font-size-complex="12pt" style:language-complex="hi" style:country-complex="IN"/>
    </style:style>
    <style:style style:name="T10" style:family="text">
      <style:text-properties style:use-window-font-color="true" loext:opacity="0%" style:font-name="Fira Sans1" fo:font-size="11pt" fo:language="el" fo:country="GR" officeooo:rsid="033e2e10" style:letter-kerning="true" style:font-name-asian="Droid Sans Fallback" style:font-size-asian="12pt" style:language-asian="zh" style:country-asian="CN" style:font-name-complex="FreeSans" style:font-size-complex="12pt" style:language-complex="hi" style:country-complex="IN"/>
    </style:style>
    <style:style style:name="T11" style:family="text">
      <style:text-properties style:use-window-font-color="true" loext:opacity="0%" style:font-name="Fira Sans1" fo:font-size="11pt" fo:language="el" fo:country="GR" officeooo:rsid="03402b17" style:letter-kerning="true" style:font-name-asian="Droid Sans Fallback" style:font-size-asian="12pt" style:language-asian="zh" style:country-asian="CN" style:font-name-complex="FreeSans" style:font-size-complex="12pt" style:language-complex="hi" style:country-complex="IN"/>
    </style:style>
    <style:style style:name="T12" style:family="text">
      <style:text-properties style:use-window-font-color="true" loext:opacity="0%" style:font-name="Fira Sans1" fo:font-size="11pt" fo:language="el" fo:country="GR" officeooo:rsid="03502915" style:letter-kerning="true" style:font-name-asian="Droid Sans Fallback" style:font-size-asian="12pt" style:language-asian="zh" style:country-asian="CN" style:font-name-complex="FreeSans" style:font-size-complex="12pt" style:language-complex="hi" style:country-complex="IN"/>
    </style:style>
    <style:style style:name="T13" style:family="text">
      <style:text-properties style:use-window-font-color="true" loext:opacity="0%" style:font-name="Fira Sans1" fo:font-size="11pt" fo:language="el" fo:country="GR" officeooo:rsid="035477b3" style:letter-kerning="true" style:font-name-asian="Droid Sans Fallback" style:font-size-asian="12pt" style:language-asian="zh" style:country-asian="CN" style:font-name-complex="FreeSans" style:font-size-complex="12pt" style:language-complex="hi" style:country-complex="IN"/>
    </style:style>
    <style:style style:name="T14" style:family="text">
      <style:text-properties style:use-window-font-color="true" loext:opacity="0%" style:font-name="Fira Sans1" fo:font-size="11pt" fo:language="el" fo:country="GR" officeooo:rsid="0356f45f" style:letter-kerning="true" style:font-name-asian="Droid Sans Fallback" style:font-size-asian="12pt" style:language-asian="zh" style:country-asian="CN" style:font-name-complex="FreeSans" style:font-size-complex="12pt" style:language-complex="hi" style:country-complex="IN"/>
    </style:style>
    <style:style style:name="T15" style:family="text">
      <style:text-properties style:use-window-font-color="true" loext:opacity="0%" style:font-name="Fira Sans1" fo:font-size="11pt" fo:language="el" fo:country="GR" officeooo:rsid="03592852" style:letter-kerning="true" style:font-name-asian="Droid Sans Fallback" style:font-size-asian="12pt" style:language-asian="zh" style:country-asian="CN" style:font-name-complex="FreeSans" style:font-size-complex="12pt" style:language-complex="hi" style:country-complex="IN"/>
    </style:style>
    <style:style style:name="T16" style:family="text">
      <style:text-properties style:use-window-font-color="true" loext:opacity="0%" style:font-name="Fira Sans1" fo:font-size="11pt" fo:language="el" fo:country="GR" officeooo:rsid="035ae1b7" style:letter-kerning="true" style:font-name-asian="Droid Sans Fallback" style:font-size-asian="12pt" style:language-asian="zh" style:country-asian="CN" style:font-name-complex="FreeSans" style:font-size-complex="12pt" style:language-complex="hi" style:country-complex="IN"/>
    </style:style>
    <style:style style:name="T17" style:family="text">
      <style:text-properties style:use-window-font-color="true" loext:opacity="0%" style:font-name="Fira Sans1" fo:font-size="11pt" fo:language="el" fo:country="GR" officeooo:rsid="035d2e27" style:letter-kerning="true" style:font-name-asian="Droid Sans Fallback" style:font-size-asian="12pt" style:language-asian="zh" style:country-asian="CN" style:font-name-complex="FreeSans" style:font-size-complex="12pt" style:language-complex="hi" style:country-complex="IN"/>
    </style:style>
    <style:style style:name="T18" style:family="text">
      <style:text-properties style:use-window-font-color="true" loext:opacity="0%" style:font-name="Fira Sans1" fo:font-size="11pt" fo:language="el" fo:country="GR" officeooo:rsid="035e3c38" style:letter-kerning="true" style:font-name-asian="Droid Sans Fallback" style:font-size-asian="12pt" style:language-asian="zh" style:country-asian="CN" style:font-name-complex="FreeSans" style:font-size-complex="12pt" style:language-complex="hi" style:country-complex="IN"/>
    </style:style>
    <style:style style:name="T19" style:family="text">
      <style:text-properties style:use-window-font-color="true" loext:opacity="0%" style:font-name="Fira Sans1" fo:font-size="11pt" fo:language="el" fo:country="GR" officeooo:rsid="036048c3" style:letter-kerning="true" style:font-name-asian="Droid Sans Fallback" style:font-size-asian="12pt" style:language-asian="zh" style:country-asian="CN" style:font-name-complex="FreeSans" style:font-size-complex="12pt" style:language-complex="hi" style:country-complex="IN"/>
    </style:style>
    <style:style style:name="T20" style:family="text">
      <style:text-properties style:use-window-font-color="true" loext:opacity="0%" style:font-name="Fira Sans1" fo:font-size="11pt" fo:language="el" fo:country="GR" officeooo:rsid="0361c606" style:letter-kerning="true" style:font-name-asian="Droid Sans Fallback" style:font-size-asian="12pt" style:language-asian="zh" style:country-asian="CN" style:font-name-complex="FreeSans" style:font-size-complex="12pt" style:language-complex="hi" style:country-complex="IN"/>
    </style:style>
    <style:style style:name="T21" style:family="text">
      <style:text-properties style:use-window-font-color="true" loext:opacity="0%" style:font-name="Fira Sans1" fo:font-size="11pt" fo:language="el" fo:country="GR" officeooo:rsid="036301ba" style:letter-kerning="true" style:font-name-asian="Droid Sans Fallback" style:font-size-asian="12pt" style:language-asian="zh" style:country-asian="CN" style:font-name-complex="FreeSans" style:font-size-complex="12pt" style:language-complex="hi" style:country-complex="IN"/>
    </style:style>
    <style:style style:name="T22" style:family="text">
      <style:text-properties style:use-window-font-color="true" loext:opacity="0%" style:font-name="Fira Sans1" fo:font-size="11pt" fo:language="el" fo:country="GR" officeooo:rsid="0363dbdb" style:letter-kerning="true" style:font-name-asian="Droid Sans Fallback" style:font-size-asian="12pt" style:language-asian="zh" style:country-asian="CN" style:font-name-complex="FreeSans" style:font-size-complex="12pt" style:language-complex="hi" style:country-complex="IN"/>
    </style:style>
    <style:style style:name="T23" style:family="text">
      <style:text-properties style:use-window-font-color="true" loext:opacity="0%" style:font-name="Fira Sans1" fo:font-size="11pt" fo:language="el" fo:country="GR" officeooo:rsid="0364bdbb" style:letter-kerning="true" style:font-name-asian="Droid Sans Fallback" style:font-size-asian="12pt" style:language-asian="zh" style:country-asian="CN" style:font-name-complex="FreeSans" style:font-size-complex="12pt" style:language-complex="hi" style:country-complex="IN"/>
    </style:style>
    <style:style style:name="T24" style:family="text">
      <style:text-properties style:use-window-font-color="true" loext:opacity="0%" style:font-name="Fira Sans1" fo:font-size="11pt" fo:language="el" fo:country="GR" officeooo:rsid="0364e334" style:letter-kerning="true" style:font-name-asian="Droid Sans Fallback" style:font-size-asian="12pt" style:language-asian="zh" style:country-asian="CN" style:font-name-complex="FreeSans" style:font-size-complex="12pt" style:language-complex="hi" style:country-complex="IN"/>
    </style:style>
    <style:style style:name="T25" style:family="text">
      <style:text-properties style:use-window-font-color="true" loext:opacity="0%" style:font-name="Fira Sans1" fo:font-size="11pt" fo:language="el" fo:country="GR" officeooo:rsid="03501628" style:letter-kerning="true" style:font-name-asian="Droid Sans Fallback" style:font-size-asian="12pt" style:language-asian="zh" style:country-asian="CN" style:font-name-complex="FreeSans" style:font-size-complex="12pt" style:language-complex="hi" style:country-complex="IN"/>
    </style:style>
    <style:style style:name="T26" style:family="text">
      <style:text-properties style:use-window-font-color="true" loext:opacity="0%" style:font-name="Fira Sans1" fo:font-size="11pt" fo:language="el" fo:country="GR" officeooo:rsid="0365c59b" style:letter-kerning="true" style:font-name-asian="Droid Sans Fallback" style:font-size-asian="12pt" style:language-asian="zh" style:country-asian="CN" style:font-name-complex="FreeSans" style:font-size-complex="12pt" style:language-complex="hi" style:country-complex="IN"/>
    </style:style>
    <style:style style:name="T27" style:family="text">
      <style:text-properties style:use-window-font-color="true" loext:opacity="0%" style:font-name="Fira Sans1" fo:font-size="11pt" fo:language="el" fo:country="GR" style:text-underline-style="solid" style:text-underline-width="auto" style:text-underline-color="font-color" officeooo:rsid="031fdfe0" style:letter-kerning="true" style:font-name-asian="Droid Sans Fallback" style:font-size-asian="12pt" style:language-asian="zh" style:country-asian="CN" style:font-name-complex="FreeSans" style:font-size-complex="12pt" style:language-complex="hi" style:country-complex="IN"/>
    </style:style>
    <style:style style:name="T28" style:family="text">
      <style:text-properties style:use-window-font-color="true" loext:opacity="0%" style:font-name="Fira Sans1" fo:font-size="11pt" fo:language="el" fo:country="GR" fo:font-style="italic" officeooo:rsid="03502915" style:letter-kerning="true" style:font-name-asian="Droid Sans Fallback" style:font-size-asian="12pt" style:language-asian="zh" style:country-asian="CN" style:font-style-asian="italic" style:font-name-complex="FreeSans" style:font-size-complex="12pt" style:language-complex="hi" style:country-complex="IN" style:font-style-complex="italic"/>
    </style:style>
    <style:style style:name="T29" style:family="text">
      <style:text-properties style:use-window-font-color="true" loext:opacity="0%" style:font-name="Fira Sans1" fo:font-size="11pt" fo:language="el" fo:country="GR" fo:font-style="normal" officeooo:rsid="03502915"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T30" style:family="text">
      <style:text-properties style:use-window-font-color="true" loext:opacity="0%" style:font-name="Fira Sans1" fo:font-size="11pt" fo:language="el" fo:country="GR" fo:font-style="normal" officeooo:rsid="03513807"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T31" style:family="text">
      <style:text-properties style:use-window-font-color="true" loext:opacity="0%" style:font-name="Fira Sans1" fo:font-size="11pt" fo:language="el" fo:country="GR" fo:font-style="normal" officeooo:rsid="0352cfcb"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T32" style:family="text">
      <style:text-properties style:use-window-font-color="true" loext:opacity="0%" style:font-name="Fira Sans1" fo:font-size="11pt" fo:language="el" fo:country="GR" fo:font-style="normal" officeooo:rsid="03541a0e" style:letter-kerning="true" style:font-name-asian="Droid Sans Fallback" style:font-size-asian="12pt" style:language-asian="zh" style:country-asian="CN" style:font-style-asian="normal" style:font-name-complex="FreeSans" style:font-size-complex="12pt" style:language-complex="hi" style:country-complex="IN" style:font-style-complex="normal"/>
    </style:style>
    <style:style style:name="T33" style:family="text">
      <style:text-properties officeooo:rsid="032722d5"/>
    </style:style>
    <style:style style:name="T34" style:family="text">
      <style:text-properties officeooo:rsid="032d873a"/>
    </style:style>
    <style:style style:name="T35" style:family="text">
      <style:text-properties officeooo:rsid="032e3076"/>
    </style:style>
    <style:style style:name="T36" style:family="text">
      <style:text-properties officeooo:rsid="032f648f"/>
    </style:style>
    <style:style style:name="T37" style:family="text">
      <style:text-properties officeooo:rsid="03364a00"/>
    </style:style>
    <style:style style:name="T38" style:family="text">
      <style:text-properties officeooo:rsid="0339e538"/>
    </style:style>
    <style:style style:name="T39" style:family="text">
      <style:text-properties officeooo:rsid="033ac46e"/>
    </style:style>
    <style:style style:name="T40" style:family="text">
      <style:text-properties officeooo:rsid="033b3ff8"/>
    </style:style>
    <style:style style:name="T41" style:family="text">
      <style:text-properties officeooo:rsid="033cea23"/>
    </style:style>
    <style:style style:name="T42" style:family="text">
      <style:text-properties officeooo:rsid="033d7131"/>
    </style:style>
    <style:style style:name="T43" style:family="text">
      <style:text-properties officeooo:rsid="033e2e10"/>
    </style:style>
    <style:style style:name="T44" style:family="text">
      <style:text-properties officeooo:rsid="03402b17"/>
    </style:style>
    <style:style style:name="T45" style:family="text">
      <style:text-properties officeooo:rsid="03421eca"/>
    </style:style>
    <style:style style:name="T46" style:family="text">
      <style:text-properties officeooo:rsid="0342692b"/>
    </style:style>
    <style:style style:name="T47" style:family="text">
      <style:text-properties officeooo:rsid="0343b031"/>
    </style:style>
    <style:style style:name="T48" style:family="text">
      <style:text-properties officeooo:rsid="0346b899"/>
    </style:style>
    <style:style style:name="T49" style:family="text">
      <style:text-properties officeooo:rsid="034721b9"/>
    </style:style>
    <style:style style:name="T50" style:family="text">
      <style:text-properties officeooo:rsid="0348675b"/>
    </style:style>
    <style:style style:name="T51" style:family="text">
      <style:text-properties officeooo:rsid="0349b7cb"/>
    </style:style>
    <style:style style:name="T52" style:family="text">
      <style:text-properties officeooo:rsid="034a7499"/>
    </style:style>
    <style:style style:name="T53" style:family="text">
      <style:text-properties officeooo:rsid="034ce97d"/>
    </style:style>
    <style:style style:name="T54" style:family="text">
      <style:text-properties fo:language="el" fo:country="GR" style:language-asian="zh" style:country-asian="CN" style:language-complex="hi" style:country-complex="IN"/>
    </style:style>
    <style:style style:name="T55" style:family="text">
      <style:text-properties officeooo:rsid="034f0990"/>
    </style:style>
    <style:style style:name="T56" style:family="text">
      <style:text-properties officeooo:rsid="034f0a94"/>
    </style:style>
    <style:style style:name="T57" style:family="text">
      <style:text-properties officeooo:rsid="034fa45c"/>
    </style:style>
    <style:style style:name="T58" style:family="text">
      <style:text-properties fo:font-variant="normal" fo:text-transform="none" style:use-window-font-color="true" loext:opacity="0%" style:font-name="Fira Sans1" fo:font-size="13pt" fo:language="el" fo:country="GR" fo:font-weight="bold" style:letter-kerning="true" style:font-name-asian="Droid Sans Fallback" style:font-size-asian="14pt" style:language-asian="zh" style:country-asian="CN" style:font-name-complex="FreeSans" style:font-size-complex="14pt" style:language-complex="hi" style:country-complex="IN"/>
    </style:style>
    <style:style style:name="T59" style:family="text">
      <style:text-properties officeooo:rsid="0354aa55"/>
    </style:style>
    <style:style style:name="T60" style:family="text">
      <style:text-properties officeooo:rsid="0355c113"/>
    </style:style>
    <style:style style:name="T61" style:family="text">
      <style:text-properties officeooo:rsid="0356f45f"/>
    </style:style>
    <style:style style:name="T62" style:family="text">
      <style:text-properties officeooo:rsid="0359285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Αποτελεσματικότητα εμβολιασμού COVID-19 στην Κύπρο</text:h>
      <text:p text:style-name="P3"/>
      <text:p text:style-name="P4"><text:span text:style-name="T3">Δεδομένα έως</text:span><text:span text:style-name="T1">: \Sexpr{format(max(vacc$date), “%d %B %Y”)}</text:span></text:p>
      <text:p text:style-name="P6"/>
      <text:p text:style-name="Heading_20_2">Εισαγωγή</text:p>
      <text:p text:style-name="P2"><text:span text:style-name="T1">Η παρούσα έκθεση αξιοποι</text:span><text:span text:style-name="T2">εί</text:span><text:span text:style-name="T1"> τα δεδομένα επιδημιολογικής επιτήρησης και εμβολιασμού της Κύπρου </text:span><text:span text:style-name="T2">για να εκτιμήσει </text:span><text:span text:style-name="T1">την αποτελεσματικότητα του εμβολιασμού COVID-19 στην πρόληψη τριών διακριτών εκβάσεων: </text:span><text:span text:style-name="T2">(α) ε</text:span><text:span text:style-name="T1">ργαστηριακά επιβεβαιωμένη</text:span><text:span text:style-name="T2">ς</text:span><text:span text:style-name="T1"> COVID-19 </text:span><text:span text:style-name="T2">(“κρούσμα”)</text:span><text:span text:style-name="T1">, </text:span><text:span text:style-name="T2">(β)</text:span><text:span text:style-name="T1"> νοσηλείας και </text:span><text:span text:style-name="T2">(γ)</text:span><text:span text:style-name="T1"> θανάτου COVID-19.</text:span></text:p>
      <text:p text:style-name="P1"><text:span text:style-name="T1">Η εκτίμηση </text:span><text:span text:style-name="T2">της αποτελεσματικότητας </text:span><text:span text:style-name="T1">γίνεται συγκρίνοντας το </text:span><text:span text:style-name="T11">πηλίκο </text:span><text:span text:style-name="T1">ρυθμ</text:span><text:span text:style-name="T11">ού</text:span><text:span text:style-name="T1"> (rate) κάθε έκβασης μεταξύ ανεμβολίαστων και εμβολιασμένων με μια, δύο και τρείς δόσεις </text:span><text:span text:style-name="T2">αντίστοιχα</text:span><text:span text:style-name="T1">, με </text:span><text:span text:style-name="T2">κατάλληλη </text:span><text:span text:style-name="T1">ηλικιακή στάθμιση </text:span><text:span text:style-name="T2">και</text:span><text:span text:style-name="T1"> </text:span><text:span text:style-name="T2">λαμβάνοντας υπόψη την κυμαινόμενη δραστηριότητα του ιού στην πορεία του χρόνου. </text:span></text:p>
      <text:p text:style-name="P6"/>
      <text:p text:style-name="Heading_20_2">Μεθοδολογία</text:p>
      <text:p text:style-name="P7">Η ανάλυση καλύπτει την περίοδο από τις 27 Δεκεμβρίου 2020 (ημερομηνία όπου έγιναν οι πρώτοι εμβολιασμοί στην Κύπρο) μέχρι σήμερα, και διακρίνεται σε τρία μέρη: (α) περιγραφική, (β) ανάλυση επιβίωσης και (γ) πολυπαραγοντική ανάλυση.</text:p>
      <text:p text:style-name="P7">Στο πλαίσιο της περιγραφικής ανάλυσ<text:span text:style-name="T44">ης, υπολογίζεται ο αριθμός και το πηλίκο ρυθμού (rate) κρουσμάτων, νοσηλειών και θανάτων COVID-19, ανά κατηγορία εμβολιασμού (ανεμβολίαστοι, και εμβολιασμένοι με 1, 2 και 3 δόσεις αντίστοιχα) και με βάση τον ακριβή ανθρωπο-χρόνο έκθεσης κάθε κατηγορίας. Εφαρμόζεται επίσης ά</text:span><text:span text:style-name="T45">μεση ηλικιακή προτύπωση (direct age strandardization)</text:span><text:span text:style-name="T44"> </text:span><text:span text:style-name="T46">στον πληθυσμό της Κύπρου, </text:span><text:span text:style-name="T44">κατά </text:span><text:span text:style-name="T45">λεπτές</text:span><text:span text:style-name="T44"> ηλικιακές ομάδες. </text:span><text:span text:style-name="T46">Οι υπολογισμοί γίνονται χωριστά για τρείς περιόδους: από εβδομάδα 52/2020 έως 24/2021, από εβδομάδα 25/2021 έως 50/2021 και από 51/2021 έως σήμερα, οι οποίες αντιστοιχούν αδρά στην επικράτηση των τριών συχνότερων παραλλαγών του κορωνοϊού, “άλφα”, “δέλτα” και “όμικρον”.</text:span></text:p>
      <text:p text:style-name="P8">Η <text:span text:style-name="T47">ανάλυση επιβίωσης γίνεται με τη μέθοδο Kaplan-Meier, η οποία εκτιμά την αθροιστική επίπτωση της κάθε έκβασης ανά κατηγορία εμβολιασμού προϊόντος του χρόνου, </text:span><text:span text:style-name="T49">λαμβάνοντας υπόψη τον πληθυσμό σε κίνδυνο σε κάθε χρονική στιγμή</text:span><text:span text:style-name="T47">. Στις καμπύλες </text:span><text:span text:style-name="T48">αθροιστικής επίπτωσης νοσηλειών και θανάτων επιπλέον εφαρμόζεται ηλικιακή στάθμιση (</text:span><text:span text:style-name="T49">κατά </text:span><text:span text:style-name="T48">Nieto and Coresh 1996). Η ανάλυση επίσης διαχωρίζεται σε δύο περιόδους, από </text:span><text:span text:style-name="T49">1η Φεβρουαρίου έως 1η Νοεμβρίου 2021, και από 1η Νοεμβρίου 2021 έως σήμερα, περίοδο στην οποία εξετάζεται και η 3η δόση </text:span><text:soft-page-break/><text:span text:style-name="T49">εμβολιασμού. </text:span></text:p>
      <text:p text:style-name="P9">Τέλος, η πολυπαραγοντική ανάλυση έγινε με μοντέλ<text:span text:style-name="T59">ο</text:span> παλινδρόμησης quasi-Poisson, χωριστά για κάθε έκβαση, με μεταβλητές την κατηγορία εμβολιασμού, την ηλικιακή ομάδα και την εβδομάδα αναφοράς ως κατηγορική μεταβλητή. Το μοντέλο δίνει έναν σχετικό κίνδυνο (Rate Ratio – RR) για κάθε μεταβλητή, και η <text:span text:style-name="T52">σταθμισμένη </text:span>αποτελεσματικότητα του εμβολιασμού υπολογίζεται ως 1 – RR της αντίστοιχης κατηγορίας. <text:span text:style-name="T59">Από το μοντέλο προκύπτει επίσης η κλιμάκωση της COVID-19 θνησιμότητας, κινδύνου νοσηλείας και νόσησης ανά ηλικιακή ομάδα, κι ακόμα ο εκτιμώμενος αριθμός των νοσήσεων, νοσηλειών και θανάτων που έχουν προληφθεί από τον εμβολιασμό, ως η διαφορά μεταξύ παρατηρούμενου και αναμενόμενου αν δεν είχε εφαρμοστεί καθόλου εμβολιασμός στο χρονικό διάστημα της μελέτης. </text:span><text:span text:style-name="T60">Χωριστά αναλύθηκε επιπλέον η περίοδος από τις 3 Ιανουαρίου 2022 (εβδομάδα 01/2022) για να εκτιμηθεί η αποτελεσματικότητα του εμβολιασμού ειδικά έναντι της παραλλαγής “όμικρον”, η οποία είναι κυρίαρχη τη συγκεκριμένη περίοδο.</text:span></text:p>
      <text:p text:style-name="P9">Όλες οι αναλύσεις χρησιμοποιούν την ημερομηνία δειγματοληψίας (αντί π.χ. της ημερομηνίας νοσηλείας ή θανάτου) ως αντιπροσωπευτικότερη της εμφάνισης κάθε κρούσματος. <text:span text:style-name="T50">Κρούσματα που αναφέρουν </text:span><text:span text:style-name="T51">εμβολιασμό με σκεύασμα άλλο από τα τέσσερα διαθέσιμα στην Κύπρο (Pfizer, Moderna, AstraZeneca και Johnson &amp; Johnson) εξαιρέθηκαν από την ανάλυση. </text:span><text:span text:style-name="T53">Εμβολιασμένος θεωρείται κάποιος 7 ημέρες μετά τη χορήγηση της αντίστοιχης δόσης.</text:span> Ό<text:span text:style-name="T51">λοι ο</text:span>ι υπολογισμοί έγιναν με τη χρήση του στατιστικού προγράμματος R, έκδοση 4.1.3, και ο κώδικας των αναλύσεων είναι διαθέσιμος στη διεύθυνση <text:a xlink:type="simple" xlink:href="https://github.com/thlytras/CyCovidVE" text:style-name="Internet_20_link" text:visited-style-name="Visited_20_Internet_20_Link">https://github.com/thlytras/CyCovidVE</text:a>.</text:p>
      <text:p text:style-name="P6"/>
      <text:p text:style-name="Heading_20_2">Αποτελέσματα</text:p>
      <text:p text:style-name="Text_20_body">Απ<text:span text:style-name="T54">ό τις 27 Δεκεμβρίου μ</text:span>έχρι τις \Sexpr{format(max(vacc$date), “%d %B %Y”)} έχουν γ<text:span text:style-name="T54">ίνει</text:span> \Sexpr{sum(vacc$n[vacc$dose==1])} εμβολιασμοί 1ης δόσης, \Sexpr{sum(vacc$n[vacc$dose==2])} 2ης και \Sexpr{sum(vacc$n[vacc$dose==3])} 3ης, που αντιστοιχούν σε ποσοστά \Sexpr{sprintf("%.1f%%", sum(vacc$n[vacc$dose==1])*100/sum(pop$n))}, \Sexpr{sprintf("%.1f%%", sum(vacc$n[vacc$dose==2])*100/sum(pop$n))} και \Sexpr{sprintf("%.1f%%", sum(vacc$n[vacc$dose==3])*100/sum(pop$n))} του Κυπριακού πληθυσμού ηλικίας 5 ετών και άνω. Έχουν χορηγηθεί \Sexpr{with(out, pct1(vaccDosesPerType["Pfizer"], sum(vaccDosesPerType)))} δόσεις εμβολίων Pfizer, \Sexpr{with(out, pct1(vaccDosesPerType["AZ"], sum(vaccDosesPerType)))} AstraZeneca, \Sexpr{with(out, pct1(vaccDosesPerType["Moderna"], sum(vaccDosesPerType)))} Moderna και \Sexpr{with(out, pct1(vaccDosesPerType["J&amp;J"], sum(vaccDosesPerType)))} Johnson και Johnson. Το <text:span text:style-name="T54">ίδιο χρονικό διάστημα</text:span> έχουν καταγραφεί \Sexpr{sum(dat$case)} κρούσματα COVID-19 (εξαιρ<text:span text:style-name="T54">έθηκαν \Sexpr{nrow(out$exclCasesUnkVacc)} κρούσματα εμβολιασμένα με σκευάσματα εκτός των τεσσάρων εγκεκριμένων</text:span>), \<text:soft-page-break/>Sexpr{sum(dat$hosp)} νοσηλείες και \Sexpr{sum(dat$death)} θάνατοι. </text:p>
      <text:p text:style-name="P10">Στους πίνακες 1(α) ως 1(γ) φαίνεται η αύξηση στην επίπτωση <text:span text:style-name="T55">του κορωνοϊού με κάθε νέα παραλλαγή, καθώς και το γεγονός οτι οι πλήρως εμβολιασμένοι έχουν υψηλότερη ηλικία κατά μέσο όρο από τους ατελώς ή καθόλου εμβολιασμένους. </text:span><text:span text:style-name="T56">Σε όλες τις περιόδους, το πηλίκο ρυθμού νοσηλειών και θανάτων (ανά 100.000 πληθυσμού και ανά μήνα) είναι πολύ μικρότερο για τους εμβολιασμένους σε σχέση με τους ανεμβολίαστους, ιδιαίτερα αν συμπεριληφθεί και η ηλικιακή στάθμιση. </text:span><text:span text:style-name="T57">Σε ότι αφορά τα κρούσματα επίσης παρατηρούνται διαφορές υπέρ των εμβολιασμένων, με εξαίρεση την πρώτη περίοδο (πίνακας 1(α)) όπου το ηλικιακά σταθμισμένο πηλίκο στους εμβολιασμένους είναι πολύ μεγαλύτερο του αδρού λόγω υπερ-αντιπροσώπευσης κρουσμάτων σε νέα εμβολιασμένα άτομα, που πιθανότατα άνηκαν σε ευπαθείς ομάδες.</text:span></text:p>
      <text:p text:style-name="P10"/>
      <text:p text:style-name="P10"/>
      <text:p text:style-name="P18">Π<text:span text:style-name="T1">ίνακας 1(α): Κρούσματα, νοσηλείες και θάνατοι COVID-19 από εβδομάδα 52/2020 έως 24/2021</text:span></text:p>
      <text:p text:style-name="Text_20_body">&lt;&lt;tb1<text:span text:style-name="T33">a</text:span>, echo=FALSE, results=xml&gt;&gt;=</text:p>
      <text:p text:style-name="Text_20_body">odfTable(out$rtab1, styles=out$rtabstyle)</text:p>
      <text:p text:style-name="P12">@<text:line-break/></text:p>
      <text:p text:style-name="P12"/>
      <text:p text:style-name="P23"><text:span text:style-name="T33">Π</text:span><text:span text:style-name="T6">ίνακας 1(β): Κρούσματα, νοσηλείες και θάνατοι COVID-19 από εβδομάδα 25/2021 έως 50/2021</text:span></text:p>
      <text:p text:style-name="P5">&lt;&lt;tb1<text:span text:style-name="T33">b</text:span>, echo=FALSE, results=xml&gt;&gt;=</text:p>
      <text:p text:style-name="P5">odfTable(out$rtab<text:span text:style-name="T33">2</text:span>, styles=out$rtabstyle)</text:p>
      <text:p text:style-name="P12">@<text:line-break/></text:p>
      <text:p text:style-name="P12"/>
      <text:p text:style-name="P23"><text:span text:style-name="T33">Π</text:span><text:span text:style-name="T6">ίνακας 1(</text:span><text:span text:style-name="T7">γ</text:span><text:span text:style-name="T6">): Κρούσματα, νοσηλείες και θάνατοι COVID-19 από εβδομάδα 51/2021 έως σήμερα</text:span></text:p>
      <text:p text:style-name="P5">&lt;&lt;tb1<text:span text:style-name="T33">b</text:span>, echo=FALSE, results=xml&gt;&gt;=</text:p>
      <text:p text:style-name="P5">odfTable(out$rtab<text:span text:style-name="T33">3</text:span>, styles=out$rtabstyle)</text:p>
      <text:p text:style-name="P5">@<text:line-break/></text:p>
      <text:p text:style-name="P5"/>
      <text:p text:style-name="P5"/>
      <text:p text:style-name="P24"><text:soft-page-break/>Στο Δι<text:span text:style-name="T1">άγραμμα 1 εμφανίζονται οι καμπύλες αθροιστικής επίπτωσης (Kaplan-Meier) με τα αντίστοιχα 95% Διαστήματα Εμπιστοσύνης για κάθε έκβαση· η πρώτη περίοδος (έως 1η Νοεμβρίου 2021) εξετάζει μόνο τις δύο πρώτες δόσεις εμβολίου, ενώ στην επόμενη προστίθεται και η τρίτη δόση εμβολίου. Οι απότομες άνοδοι των καμπυλών αντιστοιχούν στα επιδημικά κύματα, ιδιαίτερα του καλοκαιριού 2021 (παραλλαγή “δέλτα”) και του χειμώνα 2021-22 (παραλλαγή “όμικρον”). <text:s/>Σε όλες τις περιπτώσεις παρατηρείται σαφής διαφορά και σημαντικά χαμηλότερη επίπτωση στους εμβολιασμένους. </text:span></text:p>
      <text:p text:style-name="P34"/>
      <text:p text:style-name="P28"/>
      <text:p text:style-name="P19">Δι<text:span text:style-name="T1">άγραμμα </text:span><text:span text:style-name="T8">1</text:span><text:span text:style-name="T1">: </text:span><text:span text:style-name="T13">Αθροιστική επίπτωση </text:span><text:span text:style-name="T1">εργαστηριακά επιβεβαιωμένης </text:span><text:span text:style-name="T13">COVID-19</text:span><text:span text:style-name="T1">, νοσηλείας και θανάτου </text:span><text:span text:style-name="T13">COVID-19, ανά κατηγορία εμβολιασμού.</text:span></text:p>
      <text:p text:style-name="P5">&lt;&lt;<text:span text:style-name="T33">Fig</text:span><text:span text:style-name="T35">1</text:span>, echo = FALSE, results = xml&gt;&gt;=</text:p>
      <text:p text:style-name="Text_20_body">svg("plot<text:span text:style-name="T35">1</text:span>.svg", width=8, height=<text:span text:style-name="T35">8</text:span>, pointsize=1<text:span text:style-name="T35">1</text:span>)</text:p>
      <text:p text:style-name="Text_20_body">out$<text:span text:style-name="T35">KM</text:span>plot()</text:p>
      <text:p text:style-name="Text_20_body">dev.off()</text:p>
      <text:p text:style-name="Text_20_body">cat(odfInsertPlot("plot<text:span text:style-name="T35">1</text:span>.svg", width=8*0.86, height=<text:span text:style-name="T35">8</text:span>*0.86, externalFile=TRUE))</text:p>
      <text:p text:style-name="Text_20_body">file.remove("plot<text:span text:style-name="T35">1</text:span>.svg")</text:p>
      <text:p text:style-name="Text_20_body">@</text:p>
      <text:p text:style-name="Text_20_body"/>
      <text:p text:style-name="P36"><text:span text:style-name="T25">Κατά την πρόσφατη περίοδο επικράτηση</text:span><text:span text:style-name="T12">ς</text:span><text:span text:style-name="T25"> της “όμικρον” ό</text:span><text:span text:style-name="T12">μως</text:span><text:span text:style-name="T25">, </text:span><text:span text:style-name="T12">και </text:span><text:span text:style-name="T25">παρ’ότι η τρίτη δόση υπερτερεί σημαντικά, </text:span><text:span text:style-name="T12">δεν παρατηρείται στατιστικά σημαντική διαφορά στην επίπτωση θανάτων και νοσηλειών μεταξύ εμβολιασμού με μια έναντι δύο δόσεων. Επιπλέον, σε ότι αφορά τα κρούσματα οι δύο καμπύλες αποκλίνουν από τα μέσα Φεβρουαρίου 2022 και μετά, με </text:span><text:span text:style-name="T28">χαμηλότερη</text:span><text:span text:style-name="T29"> επίπτωση στους εμβολιασμένους με μια δόση </text:span><text:span text:style-name="T30">(Διάγραμμα 1, άνω δεξιά)</text:span><text:span text:style-name="T29">. Μια πιθανή εξήγηση για την παρατηρούμενη διαφορά είναι η λεγόμενη “υβριδική” ανοσία, όπου κατά την τρέχουσα περίοδο ένα σημαντικό μέρος των εμβολιασμένων με μόνο 1 δόση ενδέχεται να είναι άτομα που έχουν νοσήσει στο παρελθόν, και οι οποίοι έχουν ισχυρότερη προστασία (ιδίως έναντι μόλυνσης). </text:span><text:span text:style-name="T30">Άλλες ενδεχόμενες εξηγήσεις αφορούν σε διαφορές στην ατομική συμπεριφορά ή </text:span><text:span text:style-name="T31">στη συχνότητα των διαγνωστικών τεστ </text:span><text:span text:style-name="T32">μεταξύ εμβολιασμένων με 1 ή 2 δόσεις.</text:span></text:p>
      <text:p text:style-name="P38"/>
      <text:p text:style-name="P35"><text:span text:style-name="T62">Τα αποτελ</text:span><text:span text:style-name="T15">έσματα της</text:span> πολυπαραγοντικ<text:span text:style-name="T1">ή</text:span><text:span text:style-name="T15">ς</text:span><text:span text:style-name="T1"> ανάλυση</text:span><text:span text:style-name="T15">ς για όλες τις εκβάσεις απεικονίζονται στο Διάγραμμα 2. </text:span><text:span text:style-name="T17">Η αποτελεσματικότητα των 2 και ακόμη περισσότερο των 3 δόσεων στη μείωση κινδύνου νοσηλείας και θανάτου COVID-19 υπερβαίνει το 90%, ενώ παρόμοια αποτελεσματικές στην πρόληψη εργαστηριακά επιβεβαιωμένης νόσου ήταν μόνο οι 3 δόσεις εμβολίου, με τις 1-2 δόσεις όμως και πάλι να μειώνουν τον κίνδυνο κατά τα δύο τρίτα. Λόγω όμως της έντονης ηλικιακής κλιμάκωσης του κινδύνου (Διάγραμμα 3) ιδιαίτερα ως προς τη θνησιμότητα, το απόλυτο όφελος από τον εμβολιασμό έναντι νοσηλείας και θανάτου είναι πολύ υψηλότερο για τις μεγαλύτερες ηλικίες, και εκεί θα πρέπει να εξασφαλιστεί οτι δεν υπάρχουν εμβολιαστικά “κενά”. Αντίθετα, έναντι εργαστηριακά επιβεβαιωμένης νόσου ο μεγαλύτερος κίνδυνος </text:span><text:span text:style-name="T19">παρατηρείται</text:span><text:span text:style-name="T17"> στους </text:span><text:span text:style-name="T18">ενήλικες 35-49 ετών, και </text:span><text:span text:style-name="T19">πολύ </text:span><text:span text:style-name="T18">λιγότερο στ</text:span><text:span text:style-name="T19">ις υπόλοιπες ηλικιακές ομάδες. </text:span></text:p>
      <text:p text:style-name="P30"><text:span text:style-name="T1">Με βάση τις παρατηρούμενες στο πολυπαραγοντικό μοντέλο συσχετίσεις, κ</text:span><text:span text:style-name="T16">ατά την περίοδο μελέτης ο εμβολιασμός εκτιμάται οτι απέτρεψε \Sexpr{out$savedP$death}, \</text:span><text:soft-page-break/><text:span text:style-name="T16">Sexpr{out$savedP$hosp} και \Sexpr{out$savedP$case} </text:span><text:span text:style-name="T1">(Διάγραμμα 4).</text:span><text:span text:style-name="T16"> </text:span><text:span text:style-name="T19">Αυτή είναι η διαφορά μεταξύ των παρατηρούμενων εκβάσεων και εκείνων που θα αναμέναμε αν δεν υπήρχε εμβολιασμός, δηλαδή αν εμφανίζονταν σε όλο τον πληθυσμό με το ρυθμό που εμφανίζονται στους ανεμβολίαστους.</text:span></text:p>
      <text:p text:style-name="P40"><text:span text:style-name="T19">Τ</text:span><text:span text:style-name="T1">έλος, αν επαναλάβουμε την πολυπαραγοντική ανάλυση μόνο κατά την περίοδο από 3 Ιανουαρίου 2022, οπότε και κυκλοφορούσε η παραλλαγή “όμικρον”, προκύπτει παρόμοια αποτελεσματικότητα για όλες τις εκβάσεις, </text:span><text:span text:style-name="T20">χωρίς στατιστικά σημαντικές διαφορές </text:span><text:span text:style-name="T26">(Διάγραμμα 5)</text:span><text:span text:style-name="T20">.</text:span></text:p>
      <text:p text:style-name="Text_20_body"/>
      <text:p text:style-name="P21">Δι<text:span text:style-name="T1">άγραμμα 2: Σταθμισμένη αποτελεσματικότητα (%) εμβολιασμού COVID-19 έναντι εργαστηριακά επιβεβαιωμένης νόσου, νοσηλείας και θανάτου</text:span></text:p>
      <text:p text:style-name="P13">&lt;&lt;<text:span text:style-name="T33">Fig2</text:span>, echo = FALSE, results = xml&gt;&gt;=</text:p>
      <text:p text:style-name="P13">svg("plot<text:span text:style-name="T33">2</text:span>.svg", width=8, height=<text:span text:style-name="T34">6</text:span>, pointsize=1<text:span text:style-name="T36">1</text:span>)</text:p>
      <text:p text:style-name="P13">out$VEplot()</text:p>
      <text:p text:style-name="P13">dev.off()</text:p>
      <text:p text:style-name="P13">cat(odfInsertPlot("plot<text:span text:style-name="T33">2</text:span>.svg", width=8*0.86, height=<text:span text:style-name="T34">6</text:span>*0.86, externalFile=TRUE))</text:p>
      <text:p text:style-name="P13">file.remove("plot<text:span text:style-name="T33">2</text:span>.svg")</text:p>
      <text:p text:style-name="P13">@</text:p>
      <text:p text:style-name="P13"/>
      <text:p text:style-name="P13"/>
      <text:p text:style-name="P25"/>
      <text:p text:style-name="P20">Δι<text:span text:style-name="T1">άγραμμα </text:span><text:span text:style-name="T9">3</text:span><text:span text:style-name="T1">: </text:span><text:span text:style-name="T15">Σχετικοί κίνδυνοι θανάτου, νοσηλείας και νόσου COVID-19 κατά ηλικιακή ομάδα</text:span></text:p>
      <text:p text:style-name="P14">&lt;&lt;<text:span text:style-name="T33">Fig</text:span><text:span text:style-name="T37">3</text:span><text:span text:style-name="T40">a</text:span>, echo = FALSE, results = xml&gt;&gt;=</text:p>
      <text:p text:style-name="P14">svg("plot<text:span text:style-name="T37">3</text:span><text:span text:style-name="T40">a</text:span>.svg", width=8, height=<text:span text:style-name="T37">5.5</text:span>, pointsize=1<text:span text:style-name="T36">1</text:span>)</text:p>
      <text:p text:style-name="P15">par(mfrow=c(1,2))</text:p>
      <text:p text:style-name="P14">plotAgeAdjRisk(m$<text:span text:style-name="T43">case</text:span>, mar=c(5,<text:span text:style-name="T39">4</text:span>,3,<text:span text:style-name="T39">7</text:span>), reflbl="1 (αναφ.)")</text:p>
      <text:p text:style-name="P14">mtext("<text:span text:style-name="T43">Κρο</text:span><text:span text:style-name="T10">ύσματα</text:span> COVID-19 ανά ηλικία", side=3, line=1.<text:span text:style-name="T40">5</text:span>, cex=1)</text:p>
      <text:p text:style-name="P14">plotAgeAdjRisk(m$hosp, mar=c(5,<text:span text:style-name="T38">5</text:span>,3,<text:span text:style-name="T38">6</text:span>), reflbl="1 (αναφ.)")</text:p>
      <text:p text:style-name="P14">mtext("<text:span text:style-name="T43">Ν</text:span>οσηλεί<text:span text:style-name="T43">ε</text:span>ς COVID-19 ανά ηλικία", side=3, line=1.<text:span text:style-name="T40">5</text:span>, cex=1)</text:p>
      <text:p text:style-name="P14">dev.off()</text:p>
      <text:p text:style-name="P14">cat(odfInsertPlot("plot<text:span text:style-name="T37">3</text:span><text:span text:style-name="T40">a</text:span>.svg", width=8*0.86, height=<text:span text:style-name="T37">5.5</text:span>*0.86, externalFile=TRUE))</text:p>
      <text:p text:style-name="P14">file.remove("plot<text:span text:style-name="T37">3</text:span><text:span text:style-name="T40">a</text:span>.svg")</text:p>
      <text:p text:style-name="P14">@</text:p>
      <text:p text:style-name="P16">&lt;&lt;<text:span text:style-name="T33">Fig</text:span><text:span text:style-name="T37">3</text:span><text:span text:style-name="T40">b</text:span>, echo = FALSE, results = xml&gt;&gt;=</text:p>
      <text:p text:style-name="P16">svg("plot<text:span text:style-name="T37">3</text:span><text:span text:style-name="T40">b</text:span>.svg", width=8, height=<text:span text:style-name="T37">5</text:span>, pointsize=1<text:span text:style-name="T36">1</text:span>)</text:p>
      <text:p text:style-name="P16">plotAgeAdjRisk(m$death, reflbl="1 (αναφ.)", mar=c(5,<text:span text:style-name="T42">11</text:span>,3,<text:span text:style-name="T41">1</text:span><text:span text:style-name="T42">4</text:span>))</text:p>
      <text:p text:style-name="P16">mtext("Θνησιμότητα COVID-19 ανά ηλικία", side=3, line=1.<text:span text:style-name="T40">5</text:span>, cex=1)</text:p>
      <text:p text:style-name="P16">dev.off()</text:p>
      <text:p text:style-name="P16">cat(odfInsertPlot("plot<text:span text:style-name="T37">3</text:span><text:span text:style-name="T40">b</text:span>.svg", width=8*0.86, height=<text:span text:style-name="T37">5</text:span>*0.86, externalFile=TRUE))</text:p>
      <text:p text:style-name="P16">file.remove("plot<text:span text:style-name="T37">3</text:span><text:span text:style-name="T40">b</text:span>.svg")</text:p>
      <text:p text:style-name="P16">@</text:p>
      <text:p text:style-name="P16"/>
      <text:p text:style-name="P22">Δι<text:span text:style-name="T1">άγραμμα </text:span><text:span text:style-name="T14">4</text:span><text:span text:style-name="T1">: </text:span><text:span text:style-name="T15">Εβδομαδιαίοι θάνατοι και νοσηλείες COVID-19 στην Κύπρο, παρατηρούμενοι και αναμενόμενοι εάν δεν υπήρχε εμβολιασμός</text:span></text:p>
      <text:p text:style-name="P29">&lt;&lt;<text:span text:style-name="T33">Fig</text:span><text:span text:style-name="T61">4</text:span>, echo = FALSE, results = xml&gt;&gt;=</text:p>
      <text:p text:style-name="P29">svg("plot<text:span text:style-name="T61">4</text:span>.svg", width=8, height=<text:span text:style-name="T61">8</text:span>, pointsize=1<text:span text:style-name="T36">1</text:span>)</text:p>
      <text:p text:style-name="P29">out$<text:span text:style-name="T61">ObsPredEv</text:span>()</text:p>
      <text:p text:style-name="P29">dev.off()</text:p>
      <text:p text:style-name="P29">cat(odfInsertPlot("plot<text:span text:style-name="T61">4</text:span>.svg", width=8*0.86, height=<text:span text:style-name="T61">8</text:span>*0.86, externalFile=TRUE))</text:p>
      <text:p text:style-name="P29">file.remove("plot<text:span text:style-name="T61">4</text:span>.svg")</text:p>
      <text:p text:style-name="P29">@</text:p>
      <text:p text:style-name="P29"/>
      <text:p text:style-name="P29"/>
      <text:p text:style-name="P26"/>
      <text:p text:style-name="P27">Δι<text:span text:style-name="T1">άγραμμα </text:span><text:span text:style-name="T14">5</text:span><text:span text:style-name="T1">: Σταθμισμένη αποτελεσματικότητα (%) εμβολιασμού COVID-19 έναντι εργαστηριακά επιβεβαιωμένης νόσου, νοσηλείας και θανάτου, </text:span><text:span text:style-name="T15">για την περίοδο από 3 Ιανουαρίου 2022 και μετά (περίοδος κυκλοφορίας παραλλαγής “όμικρον”</text:span></text:p>
      <text:p text:style-name="P29">&lt;&lt;<text:span text:style-name="T33">Fig</text:span><text:span text:style-name="T61">5</text:span>, echo = FALSE, results = xml&gt;&gt;=</text:p>
      <text:p text:style-name="P29">svg("plot<text:span text:style-name="T61">5</text:span>.svg", width=8, height=<text:span text:style-name="T34">6</text:span>, pointsize=1<text:span text:style-name="T36">1</text:span>)</text:p>
      <text:p text:style-name="P29">out$VEplot<text:span text:style-name="T61">O</text:span>()</text:p>
      <text:p text:style-name="P29">dev.off()</text:p>
      <text:p text:style-name="P29">cat(odfInsertPlot("plot<text:span text:style-name="T61">5</text:span>.svg", width=8*0.86, height=<text:span text:style-name="T34">6</text:span>*0.86, externalFile=TRUE))</text:p>
      <text:p text:style-name="P29">file.remove("plot<text:span text:style-name="T61">5</text:span>.svg")</text:p>
      <text:p text:style-name="P29">@</text:p>
      <text:p text:style-name="P29"/>
      <text:p text:style-name="P29"/>
      <text:p text:style-name="P16"/>
      <text:p text:style-name="P17">Συζ<text:span text:style-name="T58">ήτηση - ερμηνεία</text:span></text:p>
      <text:p text:style-name="P31"><text:span text:style-name="T2">Τ</text:span><text:span text:style-name="T1">α ανωτέρω αποτελέσματα επιβεβαιώνουν την πολύ μεγάλη αποτελεσματικότητα του εμβολιασμού στη μείωση του κινδύνου θανάτου, νόσησης αλλά και εργαστηριακά επιβεβαιωμένης νόσου από COVID-19, καθώς και το τεράστιο όφελος που προκύπτει για τη Δημόσια Υγεία από πλευράς θνησιμότητας και νοσηρότητας που αποφεύγεται. Τα αποτελέσματα καταδεικνύουν τη</text:span><text:span text:style-name="T21">ν </text:span><text:span text:style-name="T1">αξία της τρίτης δόσης εμβολίου, </text:span><text:span text:style-name="T21">τόσο για τη μείωση νοσηρότητας και θνησιμότητας, όσο και για τη μείωση της μετάδοσης στον πληθυσμό έναντι των δύο δόσεων. Ταυτόχρονα όμως προκύπτει η αναγκαιότητα να πειστούν οι εναπομείναντες ανεμβολίαστοι, καθώς μακράν οι μεγαλύτερες διαφορές στην προστασία παρατηρούνται μεταξύ εκείνων και των εμβολιασμένων με μια τουλάχιστον δόση. Γι’αυτο και τα ευρήματα της παρούσας έκθεσης μπορούν να βοηθήσουν στο σκοπό της προώθησης του εμβολιασμού στους διστακτικούς ή δύσπιστους πολίτες.</text:span></text:p>
      <text:p text:style-name="Text_20_body"><text:span text:style-name="T2">Η </text:span><text:span text:style-name="T21">αναλυτική </text:span><text:span text:style-name="T2">προσέγγιση </text:span><text:span text:style-name="T21">που χρησιμοποιήθηκε </text:span><text:span text:style-name="T2">είναι </text:span><text:span text:style-name="T21">απαραίτητη</text:span><text:span text:style-name="T2"> διότι οι απλές αριθμητικές συγκρίσεις </text:span><text:span text:style-name="T27">υποτιμούν σοβαρά</text:span><text:span text:style-name="T3"> </text:span><text:span text:style-name="T2">την αποτελεσματικότητα του εμβολιασμού. </text:span><text:span text:style-name="T21">Αυτό οφείλεται σ</text:span><text:span text:style-name="T2">τους εξής λόγους:</text:span></text:p>
      <text:list xml:id="list1942183412" text:style-name="L1">
        <text:list-item>
          <text:p text:style-name="P39"><text:span text:style-name="T1">ο παρονομαστής (αριθμός εμβολιασμένων / αριθμός ανεμβολίαστων) δεν είναι ίδιος, και δεν μπορούν να συγκριθούν αριθμοί κρουσμάτων αν δε ληφθεί υπόψη το μέγεθος του πληθυσμού που τα γέννησε </text:span><text:span text:style-name="T5">(ενδεικτικά, </text:span><text:span text:style-name="T1">στην ακραία υποθετική περίπτωση όπου όλος ο πληθυσμός θα ήταν εμβολιασμένος, όλα τα κρούσματα θα ήταν μεταξύ εμβολιασμένων – </text:span><text:soft-page-break/><text:span text:style-name="T1">αλλά θα ήταν </text:span><text:span text:style-name="T5">και </text:span><text:span text:style-name="T1">πολύ λιγότε</text:span><text:span text:style-name="T5">ρα</text:span><text:span text:style-name="T1">)</text:span></text:p>
        </text:list-item>
        <text:list-item>
          <text:p text:style-name="P39"><text:span text:style-name="T1">ο </text:span><text:span text:style-name="T4">παρονομαστής</text:span><text:span text:style-name="T1"> μεταβάλλεται </text:span><text:span text:style-name="T4">συνεχώς </text:span><text:span text:style-name="T1">στο χρόνο, και τα κρούσματα </text:span><text:span text:style-name="T4">που καταγράφονται</text:span><text:span text:style-name="T1"> ανά πάσα στιγμή έχουν συμβεί σε προγενέστερες </text:span><text:span text:style-name="T4">(και διαφορετικές) </text:span><text:span text:style-name="T1">χρονικές στιγμές</text:span></text:p>
        </text:list-item>
        <text:list-item>
          <text:p text:style-name="P39">οι μεγαλύτερες ηλικίες έχουν υψηλότερα ποσοστά εμβολιασμού, και ταυτόχρονα πολύ πιο αυξημένο κίνδυνο νοσηλείας και θανάτου λόγω COVID-19· τούτο εισάγει εντονότατο συγχυτικό σφάλμα (confounding) που υποτιμά την αποτελεσματικότητα του εμβολιασμού, και απαιτεί προσεκτική ηλικιακή στάθμιση για να διορθωθεί</text:p>
        </text:list-item>
        <text:list-item>
          <text:p text:style-name="P39">ο ρυθμός και των τριών εκβάσεων ποικίλει έντονα στο χρόνο ανάλογα με τη δραστηριότητα του κορωνοϊού στην κοινότητα, επομένως δε μπορούν να συγκριθούν κρούσματα που έχουν συμβεί σε διαφορετικές χρονικές περιόδους</text:p>
        </text:list-item>
      </text:list>
      <text:p text:style-name="P11">Παρ’ όλα αυτά, όπως κάθε ανάλυση, και η παρούσα υπόκειται σε ορισμένους περιορισμούς. Ο σημαντικότερος είναι η υπόθεση οτι ανιχνεύονται όλες οι εκβάσεις, ή τουλάχιστον όμοιο ποσοστό αυτών ανεξάρτητα της εμβολιαστικής κατάστασης. Η υπόθεση αυτή είναι εύλογη και σχεδόν σίγουρα ισχύει για τις νοσηλείες και τους θανάτους, λόγω της ευρείας διαθεσιμότητας των τεστ και του Κυπριακού συστήματος υγείας που εξασφαλίζει ισότιμη πρόσβαση στην περίθαλψη σε όλους τους πολίτες. Αντίθετα η υπόθεση αυτή είναι πιο προβληματική για την εργαστηριακά επιβεβαιωμένη νόσο: αν π.χ. στους εμβολιασμένους γίνονται λιγότερα τεστ από ότι στους ανεμβολίαστους, θα ανιχνεύονται λιγότερα κρούσματα και η αποτελεσματικότητα έναντι νόσου θα εμφανίζεται μεγαλύτερη από την πραγματική. Ομοίως αν ο αριθμός των τεστ διαφέρει ανά ηλικιακή ομάδα – γι’αυτό και η ηλικιακή κατανομή του κινδύνου νόσου (Διάγραμμα 3, άνω αριστερά) μπορεί να αντανακλά τον αριθμό των τεστ που γίνονται και όχι τον πραγματικό κίνδυνο νόσου. Συνεπώς οι εκτιμήσεις για την αποτελεσματικότητα του εμβολιασμού έναντι εργαστηριακά επιβεβαιωμένης νόσου πρέπει να ερμηνευθούν με προσοχή.</text:p>
      <text:p text:style-name="P32"><text:span text:style-name="T22">Άλλοι περιορισμοί αφορούν </text:span><text:span text:style-name="T23">την έλλειψη στοιχείων για προηγούμενη νόσηση (“υβριδική ανοσία”) και την </text:span><text:span text:style-name="T22">απουσία στάθμισης για συννοσηρότητες, που όμως ενδέχεται να μη παίζει σημαντικό ρόλο διότι μακράν το μεγαλύτερο συγχυτικό σφάλμα αφορά την ηλικία, για την οποία έχει γίνει πολύ προσεκτική στάθμιση (σε λεπτές ομάδες). </text:span><text:span text:style-name="T23">Δεν εξετάστηκε επίσης η επίδραση του χρόνου που μεσολαβεί από τον εμβολιασμό, η οποία μπορεί να μειώνει σε ένα μικρό βαθμό την αποτελεσματικότητα του (weaning of vaccine effectiveness)· τούτο όμως δύναται να αναλυθεί στο μέλλον εφ’όσον παρασχεθούν αναλυτικότερα δεδομένα εμβολιασμού, διαστρωματωμένα με βάση το χρόνο από την τελευταία δόση.</text:span></text:p>
      <text:p text:style-name="P33"><text:span text:style-name="T23">Σ</text:span><text:span text:style-name="T1">υμπερασματικά, η παρούσα έκθεση τεκμηριώνει την αποτελεσματικότητα του COVID-19 εμβολιασμού και το τεράστιο όφελος του για τη Δημόσια Υγεία, υποστηρίζοντας τις προσπάθειες προώθησης του στον πληθυσμό. </text:span><text:span text:style-name="T24">Η έκθεση μπορεί να επικαιροποιείται τακτικά, καθώς συλλέγονται περισσότερα δεδομένα το προσεχές διάστημα.</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pitch="variable"/>
    <style:font-face style:name="Fira Sans" svg:font-family="'Fira Sans'" style:font-adornments="Έντονα" style:font-family-generic="swiss" style:font-pitch="variable"/>
    <style:font-face style:name="Fira Sans1" svg:font-family="'Fira Sans'" style:font-adornments="Κανονικά" style:font-family-generic="swiss"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adornments="Κανονικά"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face style:name="Times New Roman" svg:font-family="'Times New Roman'" style:font-adornments="Κανονικά" style:font-family-generic="roman"/>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WenQuanYi Micro Hei"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font-name-asian="WenQuanYi Micro Hei"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Fira Sans1" fo:font-family="'Fira Sans'" style:font-style-name="Κανονικά" style:font-family-generic="swiss" style:font-pitch="variable" fo:font-size="11pt" fo:language="el" fo:country="GR"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writing-mode="lr-tb"/>
      <style:text-properties style:font-name="Fira Sans1" fo:font-family="'Fira Sans'" style:font-style-name="Κανονικά"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fo:text-align="justify" style:justify-single-word="false" style:page-number="auto" style:writing-mode="lr-tb"/>
      <style:text-properties fo:font-size="11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Bibliography_20_1" style:display-name="Bibliography 1" style:family="paragraph" style:parent-style-name="Index" style:class="index" style:master-page-name="">
      <loext:graphic-properties draw:fill="none" draw:fill-color="#729fcf"/>
      <style:paragraph-properties fo:margin-left="0.677cm" fo:margin-right="0cm" fo:margin-top="0cm" fo:margin-bottom="0.423cm" style:contextual-spacing="false" fo:line-height="150%" fo:text-indent="-0.677cm" style:auto-text-indent="false" style:page-number="auto" fo:background-color="transparent" style:shadow="none" style:writing-mode="lr-tb">
        <style:tab-stops>
          <style:tab-stop style:position="0.677cm"/>
        </style:tab-stops>
      </style:paragraph-properties>
      <style:text-properties fo:font-size="11pt"/>
    </style:style>
    <style:style style:name="Preformatted_20_Text" style:display-name="Preformatted Text" style:family="paragraph" style:parent-style-name="Standard" style:class="html">
      <style:paragraph-properties style:writing-mode="lr-tb"/>
      <style:text-properties style:font-name="Liberation Mono" fo:font-family="'Liberation Mono'" style:font-style-name="Κανονικά" style:font-pitch="fixed" fo:font-size="9pt"/>
    </style:style>
    <style:style style:name="Table_20_Contents" style:display-name="Table Contents" style:family="paragraph" style:parent-style-name="Standard" style:class="extra">
      <style:paragraph-properties style:writing-mode="lr-tb"/>
      <style:text-properties fo:font-size="11pt"/>
    </style:style>
    <style:style style:name="MyCenteredNormal" style:family="paragraph">
      <style:paragraph-properties fo:text-align="center" style:justify-single-word="false"/>
      <style:text-properties fo:color="#000000" loext:opacity="100%" style:font-name="Times New Roman" fo:font-family="'Times New Roman'" style:font-style-name="Κανονικά" style:font-family-generic="roman" fo:font-size="10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paragraph-properties fo:margin-top="0cm" fo:margin-bottom="0.21cm" style:contextual-spacing="false" fo:line-height="150%" style:writing-mode="lr-tb"/>
      <style:text-properties fo:font-size="11pt" fo:font-weight="bold"/>
    </style:style>
    <style:style style:name="Heading_20_2" style:display-name="Heading 2" style:family="paragraph" style:parent-style-name="Heading" style:class="text" style:master-page-name="">
      <style:paragraph-properties fo:margin-top="0cm" fo:margin-bottom="0.21cm" style:contextual-spacing="false" fo:line-height="200%" style:page-number="auto" style:writing-mode="lr-tb"/>
      <style:text-properties fo:font-variant="normal" fo:text-transform="none" fo:font-size="13pt" fo:font-weight="bold"/>
    </style:style>
    <style:style style:name="MyHighlightRed" style:family="paragraph">
      <style:paragraph-properties fo:text-align="center" style:justify-single-word="false"/>
      <style:text-properties fo:color="#ff0000" loext:opacity="100%" style:font-name="Times New Roman" fo:font-family="'Times New Roman'" style:font-style-name="Κανονικά" style:font-family-generic="roman" fo:font-size="10pt"/>
    </style:style>
    <style:style style:name="MyHighlightBlue" style:family="paragraph">
      <style:paragraph-properties fo:text-align="center" style:justify-single-word="false"/>
      <style:text-properties fo:color="#0000ff" loext:opacity="100%" style:font-name="Times New Roman" fo:font-family="'Times New Roman'" style:font-style-name="Κανονικά" style:font-family-generic="roman" fo:font-size="10pt"/>
    </style:style>
    <style:style style:name="ArialCenteredBold" style:family="paragraph">
      <style:paragraph-properties fo:text-align="center" style:justify-single-word="false"/>
      <style:text-properties fo:color="#000000" loext:opacity="100%" style:font-name="Fira Sans" fo:font-family="'Fira Sans'" style:font-style-name="Έντονα" style:font-family-generic="swiss" style:font-pitch="variable" fo:font-size="10pt" fo:font-weight="bold"/>
    </style:style>
    <style:style style:name="ArialNormal" style:family="paragraph">
      <style:paragraph-properties fo:text-align="start" style:justify-single-word="false"/>
      <style:text-properties fo:color="#000000" loext:opacity="100%" fo:font-size="12pt"/>
    </style:style>
    <style:style style:name="ArialCentered" style:family="paragraph">
      <style:paragraph-properties fo:text-align="center" style:justify-single-word="false"/>
      <style:text-properties fo:color="#000000" loext:opacity="100%" style:font-name="Fira Sans1" fo:font-family="'Fira Sans'" style:font-style-name="Κανονικά" style:font-family-generic="swiss" style:font-pitch="variable" fo:font-size="10pt"/>
    </style:style>
    <style:style style:name="ArialHighlight" style:family="paragraph">
      <style:paragraph-properties fo:text-align="center" style:justify-single-word="false"/>
      <style:text-properties fo:color="#ff0000" loext:opacity="100%" fo:font-size="12pt" fo:font-weight="bold"/>
    </style:style>
    <style:style style:name="ttBlue" style:family="paragraph">
      <style:paragraph-properties fo:text-align="start" style:justify-single-word="false"/>
      <style:text-properties fo:color="#000080" loext:opacity="100%" fo:font-size="10pt"/>
    </style:style>
    <style:style style:name="ttRed" style:family="paragraph">
      <style:paragraph-properties fo:text-align="start" style:justify-single-word="false"/>
      <style:text-properties fo:color="#800000" loext:opacity="100%" fo:font-size="10pt"/>
    </style:style>
    <style:style style:name="MyNormal" style:family="paragraph">
      <style:paragraph-properties fo:text-align="start" style:justify-single-word="false"/>
      <style:text-properties fo:color="#000000" loext:opacity="100%" style:font-name="Times New Roman" fo:font-family="'Times New Roman'" style:font-style-name="Κανονικά" style:font-family-generic="roman"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30%" style:font-weight-asian="bold" style:font-size-complex="130%" style:font-weight-complex="600"/>
    </style:style>
    <style:style style:name="WW8Num1z0" style:family="text">
      <style:text-properties style:font-name="Symbol" fo:font-family="Symbol" fo:font-size="11pt" style:font-size-asian="11pt" style:font-name-complex="OpenSymbol1" style:font-family-complex="OpenSymbol, 'Arial Unicode MS'" style:font-charset-complex="x-symbol" style:font-size-complex="11pt"/>
    </style:style>
    <style:style style:name="WW8Num1z1" style:family="text">
      <style:text-properties style:font-name="OpenSymbol2" fo:font-family="OpenSymbol, 'Arial Unicode MS'" style:font-name-complex="OpenSymbol1" style:font-family-complex="OpenSymbol, 'Arial Unicode MS'" style:font-charset-complex="x-symbol"/>
    </style:style>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RlandscapePage" style:page-layout-name="Mpm3" draw:style-name="Mdp1"/>
    <style:master-page style:name="Landscap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eodore Lytras</meta:initial-creator>
    <meta:creation-date>2013-12-27T08:42:59.065365500</meta:creation-date>
    <meta:editing-duration>P15DT20H3M29S</meta:editing-duration>
    <dc:date>2022-03-24T09:20:32.459222019</dc:date>
    <meta:editing-cycles>368</meta:editing-cycles>
    <meta:generator>LibreOffice/7.3.1.3$Linux_X86_64 LibreOffice_project/30$Build-3</meta:generator>
    <dc:creator>Theodore Lytras</dc:creator>
    <meta:document-statistic meta:table-count="0" meta:image-count="0" meta:object-count="0" meta:page-count="10" meta:paragraph-count="93" meta:word-count="1991" meta:character-count="15676" meta:non-whitespace-character-count="13769"/>
    <meta:user-defined meta:name="ZOTERO_PREF_1">&lt;data data-version="3" zotero-version="5.0.34-beta.1+5fcac10db"&gt;&lt;session id="6lZItHlP"/&gt;&lt;style id="http://www.zotero.org/styles/american-journal-of-epidemiology" hasBibliography="1" bibliographyStyleHasBeenSet="1"/&gt;&lt;prefs&gt;&lt;pref name="fieldType" value="Ref</meta:user-defined>
    <meta:user-defined meta:name="ZOTERO_PREF_2">erenceMark"/&gt;&lt;pref name="automaticJournalAbbreviations" value="false"/&gt;&lt;pref name="noteType" value="0"/&gt;&lt;/prefs&gt;&lt;/data&gt;</meta:user-defined>
  </office:meta>
</office:document-meta>
</file>